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33.09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37.59mm"/>
    </style:style>
    <style:style style:name="co7" style:family="table-column">
      <style:table-column-properties fo:break-before="auto" style:column-width="24.78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a3bab0"/>
    </style:style>
  </office:automatic-styles>
  <office:body>
    <office:spreadsheet>
      <table:calculation-settings table:automatic-find-labels="false"/>
      <table:table table:name="dla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hid</text:p>
          </table:table-cell>
          <table:table-cell table:style-name="ce1" office:value-type="string" calcext:value-type="string">
            <text:p>data year</text:p>
          </table:table-cell>
          <table:table-cell table:style-name="ce1" office:value-type="string" calcext:value-type="string">
            <text:p>income dlaself car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mployment status</text:p>
          </table:table-cell>
          <table:table-cell table:style-name="ce1" office:value-type="string" calcext:value-type="string">
            <text:p>hours of care received</text:p>
          </table:table-cell>
          <table:table-cell table:style-name="ce1" office:value-type="string" calcext:value-type="string">
            <text:p>health status=</text:p>
          </table:table-cell>
          <table:table-cell table:style-name="ce1" office:value-type="string" calcext:value-type="string">
            <text:p>adls are reduced</text:p>
          </table:table-cell>
          <table:table-cell table:style-name="ce1" office:value-type="string" calcext:value-type="string">
            <text:p>has long standing illness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015" calcext:value-type="float">
            <text:p>2015</text:p>
          </table:table-cell>
          <table:table-cell table:style-name="Default" office:value-type="float" office:value="110.2" calcext:value-type="float">
            <text:p>110.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332" calcext:value-type="float">
            <text:p>3332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164.6" calcext:value-type="float">
            <text:p>164.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oth long standing illness / perm sick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3332" calcext:value-type="float">
            <text:p>3332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934" calcext:value-type="float">
            <text:p>393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110.2" calcext:value-type="float">
            <text:p>110.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1 perm sick, 1 full time, both long standing illnesses (???) 17yo received 75 hrs care but has ft job ???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3934" calcext:value-type="float">
            <text:p>393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office:value-type="float" office:value="137.4" calcext:value-type="float">
            <text:p>137.4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8 YO retired and receiving care. 43 yo working 34 yo looking after ho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office:value-type="float" office:value="2015" calcext:value-type="float">
            <text:p>2015</text:p>
          </table:table-cell>
          <table:table-cell table:style-name="Default" office:value-type="float" office:value="137.4" calcext:value-type="float">
            <text:p>137.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float" office:value="2015" calcext:value-type="float">
            <text:p>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oth perm sic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float" office:value="2015" calcext:value-type="float">
            <text:p>2015</text:p>
          </table:table-cell>
          <table:table-cell table:style-name="ce5" office:value-type="float" office:value="110.2" calcext:value-type="float">
            <text:p>110.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164.6" calcext:value-type="float">
            <text:p>164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 other inactive, 1 full ti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3894" calcext:value-type="float">
            <text:p>1389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164.6" calcext:value-type="float">
            <text:p>164.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3894" calcext:value-type="float">
            <text:p>1389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8365" calcext:value-type="float">
            <text:p>18365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good heakth, 1 fair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8365" calcext:value-type="float">
            <text:p>18365</text:p>
          </table:table-cell>
          <table:table-cell office:value-type="float" office:value="2015" calcext:value-type="float">
            <text:p>2015</text:p>
          </table:table-cell>
          <table:table-cell office:value-type="float" office:value="164.6" calcext:value-type="float">
            <text:p>164.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health good, missing p/t worker and se worker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110.2" calcext:value-type="float">
            <text:p>110.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table:style-name="ce3" office:value-type="float" office:value="164.6" calcext:value-type="float">
            <text:p>164.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137.4" calcext:value-type="float">
            <text:p>137.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110.2" calcext:value-type="float">
            <text:p>110.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4569" calcext:value-type="float">
            <text:p>14569</text:p>
          </table:table-cell>
          <table:table-cell office:value-type="float" office:value="2016" calcext:value-type="float">
            <text:p>2016</text:p>
          </table:table-cell>
          <table:table-cell office:value-type="float" office:value="164.6" calcext:value-type="float">
            <text:p>164.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4569" calcext:value-type="float">
            <text:p>14569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6252" calcext:value-type="float">
            <text:p>16252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6252" calcext:value-type="float">
            <text:p>16252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896" calcext:value-type="float">
            <text:p>16896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219.7" calcext:value-type="float">
            <text:p>219.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896" calcext:value-type="float">
            <text:p>16896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166" calcext:value-type="float">
            <text:p>1166</text:p>
          </table:table-cell>
          <table:table-cell office:value-type="float" office:value="2017" calcext:value-type="float">
            <text:p>2017</text:p>
          </table:table-cell>
          <table:table-cell office:value-type="float" office:value="111.3" calcext:value-type="float">
            <text:p>111.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166" calcext:value-type="float">
            <text:p>1166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66.2" calcext:value-type="float">
            <text:p>166.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38.75" calcext:value-type="float">
            <text:p>138.7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116" calcext:value-type="float">
            <text:p>3116</text:p>
          </table:table-cell>
          <table:table-cell office:value-type="float" office:value="2017" calcext:value-type="float">
            <text:p>2017</text:p>
          </table:table-cell>
          <table:table-cell table:style-name="ce3" office:value-type="float" office:value="111.3" calcext:value-type="float">
            <text:p>111.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116" calcext:value-type="float">
            <text:p>3116</text:p>
          </table:table-cell>
          <table:table-cell office:value-type="float" office:value="2017" calcext:value-type="float">
            <text:p>2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11.3" calcext:value-type="float">
            <text:p>111.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11.3" calcext:value-type="float">
            <text:p>111.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113" calcext:value-type="float">
            <text:p>4113</text:p>
          </table:table-cell>
          <table:table-cell office:value-type="float" office:value="2017" calcext:value-type="float">
            <text:p>2017</text:p>
          </table:table-cell>
          <table:table-cell office:value-type="float" office:value="111.3" calcext:value-type="float">
            <text:p>111.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113" calcext:value-type="float">
            <text:p>4113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77" calcext:value-type="float">
            <text:p>6177</text:p>
          </table:table-cell>
          <table:table-cell office:value-type="float" office:value="2017" calcext:value-type="float">
            <text:p>2017</text:p>
          </table:table-cell>
          <table:table-cell table:style-name="Default" office:value-type="float" office:value="138.75" calcext:value-type="float">
            <text:p>138.7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579" calcext:value-type="float">
            <text:p>17579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579" calcext:value-type="float">
            <text:p>17579</text:p>
          </table:table-cell>
          <table:table-cell office:value-type="float" office:value="2017" calcext:value-type="float">
            <text:p>2017</text:p>
          </table:table-cell>
          <table:table-cell office:value-type="float" office:value="166.2" calcext:value-type="float">
            <text:p>166.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171.9" calcext:value-type="float">
            <text:p>171.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85.6" calcext:value-type="float">
            <text:p>85.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.5" calcext:value-type="float">
            <text:p>42.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2693" calcext:value-type="float">
            <text:p>2693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171.2" calcext:value-type="float">
            <text:p>171.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2693" calcext:value-type="float">
            <text:p>2693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480" calcext:value-type="float">
            <text:p>548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142.9" calcext:value-type="float">
            <text:p>142.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480" calcext:value-type="float">
            <text:p>548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523" calcext:value-type="float">
            <text:p>652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523" calcext:value-type="float">
            <text:p>6523</text:p>
          </table:table-cell>
          <table:table-cell office:value-type="float" office:value="2018" calcext:value-type="float">
            <text:p>2018</text:p>
          </table:table-cell>
          <table:table-cell office:value-type="float" office:value="171.2" calcext:value-type="float">
            <text:p>171.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71.2" calcext:value-type="float">
            <text:p>171.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515" calcext:value-type="float">
            <text:p>9515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14.6" calcext:value-type="float">
            <text:p>114.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3219" calcext:value-type="float">
            <text:p>13219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3219" calcext:value-type="float">
            <text:p>13219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08.25" calcext:value-type="float">
            <text:p>108.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322" calcext:value-type="float">
            <text:p>13322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14.6" calcext:value-type="float">
            <text:p>114.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378" calcext:value-type="float">
            <text:p>13378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142.9" calcext:value-type="float">
            <text:p>142.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oking afer home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3378" calcext:value-type="float">
            <text:p>13378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oking afer home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171.2" calcext:value-type="float">
            <text:p>171.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7566" calcext:value-type="float">
            <text:p>17566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142.9" calcext:value-type="float">
            <text:p>142.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ng standing illness; adls not reduced; other inactive <text:s/>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7566" calcext:value-type="float">
            <text:p>17566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719" calcext:value-type="float">
            <text:p>18719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42.9" calcext:value-type="float">
            <text:p>142.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005" calcext:value-type="float">
            <text:p>19005</text:p>
          </table:table-cell>
          <table:table-cell office:value-type="float" office:value="2018" calcext:value-type="float">
            <text:p>2018</text:p>
          </table:table-cell>
          <table:table-cell table:style-name="Default" office:value-type="float" office:value="171.9" calcext:value-type="float">
            <text:p>171.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 Big Ones</text:p>
          </table:table-cell>
          <table:table-cell table:style-name="ce1" table:formula="of:=COUNTIF( [.D2:.D71];&quot;&gt;&quot;&amp;[.D73])" office:value-type="float" office:value="40" calcext:value-type="float">
            <text:p>40</text:p>
          </table:table-cell>
          <table:table-cell table:style-name="ce1" table:number-columns-repeated="1020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9T19:14:49.130695130</dc:date>
    <dc:creator>Graham Stark</dc:creator>
    <meta:editing-duration>PT2H31M42S</meta:editing-duration>
    <meta:editing-cycles>9</meta:editing-cycles>
    <meta:generator>LibreOffice/5.1.6.2$Linux_X86_64 LibreOffice_project/10m0$Build-2</meta:generator>
    <meta:document-statistic meta:table-count="1" meta:cell-count="652" meta:object-count="0"/>
  </office:meta>
</office:document-meta>
</file>